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云南美术出版社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22:57.712000000</dc:date>
    <meta:editing-duration>PT25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7" meta:character-count="8" meta:non-whitespace-character-count="7"/>
  </office:meta>
</office:document-meta>
</file>